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0.1cm" svg:y="0.9cm">
          <text:p text:style-name="P1">R_LID</text:p>
        </draw:rect>
        <draw:rect draw:style-name="gr2" draw:text-style-name="P2" draw:layer="layout" svg:width="2cm" svg:height="1cm" svg:x="4.1cm" svg:y="0.9cm">
          <text:p text:style-name="P1">5</text:p>
        </draw:rect>
        <draw:rect draw:style-name="gr2" draw:text-style-name="P2" draw:layer="layout" svg:width="2cm" svg:height="1cm" svg:x="6.1cm" svg:y="0.9cm">
          <text:p text:style-name="P1">RN</text:p>
        </draw:rect>
        <draw:rect draw:style-name="gr3" draw:text-style-name="P2" draw:layer="layout" svg:width="4cm" svg:height="1cm" svg:x="8.1cm" svg:y="0.9cm">
          <text:p text:style-name="P1">N_CHUNKS</text:p>
        </draw:rect>
        <draw:frame draw:style-name="gr4" draw:layer="layout" svg:width="0.853cm" svg:height="0.963cm" svg:x="1.7cm" svg:y="0cm">
          <draw:text-box>
            <text:p text:style-name="P3">2</text:p>
          </draw:text-box>
        </draw:frame>
        <draw:frame draw:style-name="gr4" draw:layer="layout" svg:width="0.853cm" svg:height="0.963cm" svg:x="4.801cm" svg:y="0.001cm">
          <draw:text-box>
            <text:p text:style-name="P3">1</text:p>
          </draw:text-box>
        </draw:frame>
        <draw:frame draw:style-name="gr4" draw:layer="layout" svg:width="0.853cm" svg:height="0.963cm" svg:x="6.602cm" svg:y="0.002cm">
          <draw:text-box>
            <text:p text:style-name="P3">1</text:p>
          </draw:text-box>
        </draw:frame>
        <draw:frame draw:style-name="gr4" draw:layer="layout" svg:width="0.853cm" svg:height="0.963cm" svg:x="13.704cm" svg:y="0.004cm">
          <draw:text-box>
            <text:p text:style-name="P3">?</text:p>
          </draw:text-box>
        </draw:frame>
        <draw:frame draw:style-name="gr4" draw:layer="layout" svg:width="0.853cm" svg:height="0.963cm" svg:x="9.747cm" svg:y="0.037cm">
          <draw:text-box>
            <text:p text:style-name="P3">2</text:p>
          </draw:text-box>
        </draw:frame>
        <draw:rect draw:style-name="gr3" draw:text-style-name="P2" draw:layer="layout" svg:width="4.3cm" svg:height="1cm" svg:x="12.1cm" svg:y="0.9cm">
          <text:p text:style-name="P1">ODESC</text:p>
        </draw:rect>
        <draw:rect draw:style-name="gr1" draw:text-style-name="P1" draw:layer="layout" svg:width="4cm" svg:height="1cm" svg:x="16.4cm" svg:y="0.9cm">
          <text:p text:style-name="P1">CRC</text:p>
        </draw:rect>
        <draw:frame draw:style-name="gr4" draw:layer="layout" svg:width="0.853cm" svg:height="0.963cm" svg:x="18.003cm" svg:y="0.003cm">
          <draw:text-box>
            <text:p text:style-name="P3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cm" fo:page-height="2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5-31T20:05:09</dc:date>
    <meta:editing-cycles>6</meta:editing-cycles>
    <meta:editing-duration>PT14M2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